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14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/>
    </style:style>
    <style:style style:family="graphic" style:name="a57">
      <style:graphic-properties/>
    </style:style>
    <style:style style:family="graphic" style:name="a58">
      <style:graphic-properties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/>
    </style:style>
    <style:style style:family="graphic" style:name="a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graphic" style:name="a64">
      <style:graphic-properties/>
    </style:style>
    <style:style style:family="graphic" style:name="a0">
      <style:graphic-properties/>
    </style:style>
    <style:style style:family="graphic" style:name="a65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66">
      <style:graphic-properties/>
    </style:style>
    <style:style style:family="graphic" style:name="a3">
      <style:graphic-properties/>
    </style:style>
    <style:style style:family="graphic" style:name="a67">
      <style:graphic-properties/>
    </style:style>
    <style:style style:family="graphic" style:name="a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graphic" style:name="a31">
      <style:graphic-properties/>
    </style:style>
    <style:style style:family="graphic" style:name="a5">
      <style:graphic-properties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ph-4K" table:style-name="ta1">
        <table:shapes>
          <draw:frame draw:z-index="1" draw:id="id0" draw:style-name="a0" draw:name="Chart 1" svg:x="0.25in" svg:y="1.5in" svg:width="10.58333in" svg:height="3.9370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5in" svg:y="6.00246in" svg:width="12.94792in" svg:height="3.9370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0.25in" svg:y="10.47844in" svg:width="7.87402in" svg:height="3.74016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9.0875in" svg:y="10.47844in" svg:width="7.87402in" svg:height="3.74016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25in" svg:y="14.58579in" svg:width="7.87402in" svg:height="3.74016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9.0875in" svg:y="14.58579in" svg:width="7.87402in" svg:height="3.74016in" style:rel-width="scale" style:rel-height="scale">
            <draw:object xlink:href="Object 6/" xlink:type="simple" xlink:show="embed" xlink:actuate="onLoad"/>
            <svg:title/>
            <svg:desc/>
          </draw:frame>
          <draw:g draw:z-index="7" draw:name="Chart 11" draw:id="id15">
            <svg:title/>
            <svg:desc/>
            <draw:frame draw:id="id6" draw:style-name="a6" draw:name="Chart 12" svg:x="0.34167in" svg:y="18.96667in" svg:width="7.87402in" svg:height="5.51181in" style:rel-width="scale" style:rel-height="scale">
              <draw:object xlink:href="Object 7/" xlink:type="simple" xlink:show="embed" xlink:actuate="onLoad"/>
              <svg:title/>
              <svg:desc/>
            </draw:frame>
            <draw:frame draw:id="id7" draw:style-name="a9" draw:name="TextBox 10" svg:x="1.24997in" svg:y="19.32097in" svg:width="0.9791in" svg:height="0.2811in">
              <draw:text-box>
                <text:p text:style-name="a8" text:class-names="" text:cond-style-name=""><text:span text:style-name="a7" text:class-names="">0%</text:span></text:p>
              </draw:text-box>
              <svg:title/>
              <svg:desc/>
            </draw:frame>
            <draw:frame draw:id="id8" draw:style-name="a12" draw:name="TextBox 1" svg:x="1.18737in" svg:y="19.83867in" svg:width="0.9791in" svg:height="0.2811in">
              <draw:text-box>
                <text:p text:style-name="a11" text:class-names="" text:cond-style-name=""><text:span text:style-name="a10" text:class-names="">90%</text:span></text:p>
              </draw:text-box>
              <svg:title/>
              <svg:desc/>
            </draw:frame>
            <draw:frame draw:id="id9" draw:style-name="a15" draw:name="TextBox 1" svg:x="1.20547in" svg:y="20.34937in" svg:width="0.9791in" svg:height="0.2811in">
              <draw:text-box>
                <text:p text:style-name="a14" text:class-names="" text:cond-style-name=""><text:span text:style-name="a13" text:class-names="">99%</text:span></text:p>
              </draw:text-box>
              <svg:title/>
              <svg:desc/>
            </draw:frame>
            <draw:frame draw:id="id10" draw:style-name="a18" draw:name="TextBox 1" svg:x="1.09287in" svg:y="20.87017in" svg:width="0.9791in" svg:height="0.2811in">
              <draw:text-box>
                <text:p text:style-name="a17" text:class-names="" text:cond-style-name=""><text:span text:style-name="a16" text:class-names="">99.9%</text:span></text:p>
              </draw:text-box>
              <svg:title/>
              <svg:desc/>
            </draw:frame>
            <draw:frame draw:id="id11" draw:style-name="a21" draw:name="TextBox 1" svg:x="1.01407in" svg:y="21.39107in" svg:width="0.9791in" svg:height="0.2811in">
              <draw:text-box>
                <text:p text:style-name="a20" text:class-names="" text:cond-style-name=""><text:span text:style-name="a19" text:class-names="">99.99%</text:span></text:p>
              </draw:text-box>
              <svg:title/>
              <svg:desc/>
            </draw:frame>
            <draw:frame draw:id="id12" draw:style-name="a24" draw:name="TextBox 1" svg:x="0.92787in" svg:y="21.90127in" svg:width="0.9791in" svg:height="0.2811in">
              <draw:text-box>
                <text:p text:style-name="a23" text:class-names="" text:cond-style-name=""><text:span text:style-name="a22" text:class-names="">99.999%</text:span></text:p>
              </draw:text-box>
              <svg:title/>
              <svg:desc/>
            </draw:frame>
            <draw:frame draw:id="id13" draw:style-name="a27" draw:name="TextBox 1" svg:x="0.84877in" svg:y="22.42297in" svg:width="0.9791in" svg:height="0.2811in">
              <draw:text-box>
                <text:p text:style-name="a26" text:class-names="" text:cond-style-name=""><text:span text:style-name="a25" text:class-names="">99.9999%</text:span></text:p>
              </draw:text-box>
              <svg:title/>
              <svg:desc/>
            </draw:frame>
            <draw:frame draw:id="id14" draw:style-name="a30" draw:name="TextBox 1" svg:x="0.77707in" svg:y="22.94307in" svg:width="0.9791in" svg:height="0.2811in">
              <draw:text-box>
                <text:p text:style-name="a29" text:class-names="" text:cond-style-name=""><text:span text:style-name="a28" text:class-names="">99.99999%</text:span></text:p>
              </draw:text-box>
              <svg:title/>
              <svg:desc/>
            </draw:frame>
          </draw:g>
          <draw:g draw:z-index="17" draw:name="Chart 12" draw:id="id25">
            <svg:title/>
            <svg:desc/>
            <draw:frame draw:id="id16" draw:style-name="a31" draw:name="Chart 22" svg:x="9.17917in" svg:y="18.96667in" svg:width="7.87402in" svg:height="5.51181in" style:rel-width="scale" style:rel-height="scale">
              <draw:object xlink:href="Object 8/" xlink:type="simple" xlink:show="embed" xlink:actuate="onLoad"/>
              <svg:title/>
              <svg:desc/>
            </draw:frame>
            <draw:frame draw:id="id17" draw:style-name="a34" draw:name="TextBox 9" svg:x="10.36402in" svg:y="19.3655in" svg:width="1.22372in" svg:height="0.30987in">
              <draw:text-box>
                <text:p text:style-name="a33" text:class-names="" text:cond-style-name=""><text:span text:style-name="a32" text:class-names="">0%</text:span></text:p>
              </draw:text-box>
              <svg:title/>
              <svg:desc/>
            </draw:frame>
            <draw:frame draw:id="id18" draw:style-name="a37" draw:name="TextBox 1" svg:x="10.25628in" svg:y="19.93664in" svg:width="1.22372in" svg:height="0.30987in">
              <draw:text-box>
                <text:p text:style-name="a36" text:class-names="" text:cond-style-name=""><text:span text:style-name="a35" text:class-names="">90%</text:span></text:p>
              </draw:text-box>
              <svg:title/>
              <svg:desc/>
            </draw:frame>
            <draw:frame draw:id="id19" draw:style-name="a40" draw:name="TextBox 1" svg:x="10.27453in" svg:y="20.49917in" svg:width="1.22372in" svg:height="0.30987in">
              <draw:text-box>
                <text:p text:style-name="a39" text:class-names="" text:cond-style-name=""><text:span text:style-name="a38" text:class-names="">99%</text:span></text:p>
              </draw:text-box>
              <svg:title/>
              <svg:desc/>
            </draw:frame>
            <draw:frame draw:id="id20" draw:style-name="a43" draw:name="TextBox 1" svg:x="10.12193in" svg:y="21.07328in" svg:width="1.22372in" svg:height="0.30987in">
              <draw:text-box>
                <text:p text:style-name="a42" text:class-names="" text:cond-style-name=""><text:span text:style-name="a41" text:class-names="">99.9%</text:span></text:p>
              </draw:text-box>
              <svg:title/>
              <svg:desc/>
            </draw:frame>
            <draw:frame draw:id="id21" draw:style-name="a46" draw:name="TextBox 1" svg:x="10.02306in" svg:y="21.6475in" svg:width="1.22372in" svg:height="0.30987in">
              <draw:text-box>
                <text:p text:style-name="a45" text:class-names="" text:cond-style-name=""><text:span text:style-name="a44" text:class-names="">99.99%</text:span></text:p>
              </draw:text-box>
              <svg:title/>
              <svg:desc/>
            </draw:frame>
            <draw:frame draw:id="id22" draw:style-name="a49" draw:name="TextBox 1" svg:x="9.94232in" svg:y="22.21037in" svg:width="1.22372in" svg:height="0.30987in">
              <draw:text-box>
                <text:p text:style-name="a48" text:class-names="" text:cond-style-name=""><text:span text:style-name="a47" text:class-names="">99.999%</text:span></text:p>
              </draw:text-box>
              <svg:title/>
              <svg:desc/>
            </draw:frame>
            <draw:frame draw:id="id23" draw:style-name="a52" draw:name="TextBox 1" svg:x="9.84346in" svg:y="22.7772in" svg:width="1.22372in" svg:height="0.30987in">
              <draw:text-box>
                <text:p text:style-name="a51" text:class-names="" text:cond-style-name=""><text:span text:style-name="a50" text:class-names="">99.9999%</text:span></text:p>
              </draw:text-box>
              <svg:title/>
              <svg:desc/>
            </draw:frame>
            <draw:frame draw:id="id24" draw:style-name="a55" draw:name="TextBox 1" svg:x="9.75335in" svg:y="23.35054in" svg:width="1.22372in" svg:height="0.30987in">
              <draw:text-box>
                <text:p text:style-name="a54" text:class-names="" text:cond-style-name=""><text:span text:style-name="a53" text:class-names="">99.99999%</text:span></text:p>
              </draw:text-box>
              <svg:title/>
              <svg:desc/>
            </draw:frame>
          </draw:g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office:string-value="_DRIVE" table:formula="of:=[Tests.B1]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</text:p>
          </table:table-cell>
          <table:table-cell office:value-type="string" office:string-value="_TESTCAP" table:formula="of:=[Tests.B5]" table:style-name="ce1">
            <text:p>_TESTCAP</text:p>
          </table:table-cell>
          <table:table-cell office:value-type="string" table:style-name="ce1">
            <text:p>G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office:string-value="_MODEL" table:formula="of:=[Tests.B2]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office:string-value="_SERIAL" table:formula="of:=[Tests.B3]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office:string-value="_CPU" table:formula="of:=[Tests.B6]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office:string-value="_OS" table:formula="of:=[Tests.B9]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 Version</text:p>
          </table:table-cell>
          <table:table-cell office:value-type="string" office:string-value="_FIO" table:formula="of:=[Tests.B10]" table:style-name="ce1">
            <text:p>_FIO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table:number-columns-repeated="15" table:style-name="ce1"/>
          <table:table-cell office:value-type="string" table:number-columns-spanned="3" table:number-rows-spanned="1" table:style-name="ce2">
            <text:p>Average IOPS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 table:style-name="ce1"/>
          <table:table-cell office:value-type="float" office:value="0" table:formula="of:=AVERAGE([Timeseries.$A$20:.$A$1100])" table:number-columns-spanned="3" table:number-rows-spanned="1" table:style-name="ce3">
            <text:p>#DIV/0!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5" table:style-name="ce1"/>
          <table:table-cell office:value-type="string" table:number-columns-spanned="3" table:number-rows-spanned="1" table:style-name="ce2">
            <text:p>Standard Deviatio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office:value-type="float" office:value="0" table:formula="of:=STDEV([Timeseries.$A$20:.$A$1100])" table:number-columns-spanned="3" table:number-rows-spanned="1" table:style-name="ce3">
            <text:p>#DIV/0!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table:number-columns-repeated="16369" table:style-name="ce1"/>
        </table:table-row>
        <table:table-row table:style-name="ro1">
          <table:table-cell table:number-columns-repeated="15"/>
          <table:table-cell office:value-type="string" table:number-columns-spanned="3" table:number-rows-spanned="1" table:style-name="ce2">
            <text:p>Coefficient of Variatio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office:value-type="percentage" office:value="0" table:formula="of:=[.P17]/[.P14]" table:number-columns-spanned="3" table:number-rows-spanned="1" table:style-name="ce4">
            <text:p>#DIV/0!</text:p>
          </table:table-cell>
          <table:covered-table-cell table:number-columns-repeated="2"/>
          <table:table-cell table:number-columns-repeated="16366"/>
        </table:table-row>
        <table:table-row table:number-rows-repeated="1048556" table:style-name="ro2">
          <table:table-cell table:number-columns-repeated="16384"/>
        </table:table-row>
      </table:table>
      <table:table table:name="Graph-Other" table:style-name="ta2">
        <table:shapes>
          <draw:frame draw:z-index="1" draw:id="id26" draw:style-name="a56" draw:name="Chart 3" svg:x="0.66667in" svg:y="0.625in" svg:width="7.87402in" svg:height="3.74016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27" draw:style-name="a57" draw:name="Chart 4" svg:x="9.50417in" svg:y="0.625in" svg:width="7.87402in" svg:height="3.74016in" style:rel-width="scale" style:rel-height="scale">
            <draw:object xlink:href="Object 10/" xlink:type="simple" xlink:show="embed" xlink:actuate="onLoad"/>
            <svg:title/>
            <svg:desc/>
          </draw:frame>
          <draw:frame draw:z-index="3" draw:id="id28" draw:style-name="a58" draw:name="Chart 5" svg:x="0.66667in" svg:y="4.73235in" svg:width="7.87402in" svg:height="3.74016in" style:rel-width="scale" style:rel-height="scale">
            <draw:object xlink:href="Object 11/" xlink:type="simple" xlink:show="embed" xlink:actuate="onLoad"/>
            <svg:title/>
            <svg:desc/>
          </draw:frame>
          <draw:frame draw:z-index="4" draw:id="id29" draw:style-name="a59" draw:name="Chart 6" svg:x="9.50417in" svg:y="4.73235in" svg:width="7.87402in" svg:height="3.74016in" style:rel-width="scale" style:rel-height="scale">
            <draw:object xlink:href="Object 12/" xlink:type="simple" xlink:show="embed" xlink:actuate="onLoad"/>
            <svg:title/>
            <svg:desc/>
          </draw:frame>
          <draw:frame draw:z-index="5" draw:id="id30" draw:style-name="a60" draw:name="Chart 3" svg:x="0.69167in" svg:y="8.79167in" svg:width="7.87402in" svg:height="3.74016in" style:rel-width="scale" style:rel-height="scale">
            <draw:object xlink:href="Object 13/" xlink:type="simple" xlink:show="embed" xlink:actuate="onLoad"/>
            <svg:title/>
            <svg:desc/>
          </draw:frame>
          <draw:frame draw:z-index="6" draw:id="id31" draw:style-name="a61" draw:name="Chart 4" svg:x="9.52917in" svg:y="8.79167in" svg:width="7.87402in" svg:height="3.74016in" style:rel-width="scale" style:rel-height="scale">
            <draw:object xlink:href="Object 14/" xlink:type="simple" xlink:show="embed" xlink:actuate="onLoad"/>
            <svg:title/>
            <svg:desc/>
          </draw:frame>
          <draw:frame draw:z-index="7" draw:id="id32" draw:style-name="a62" draw:name="Chart 5" svg:x="0.69167in" svg:y="12.89902in" svg:width="7.87402in" svg:height="3.74016in" style:rel-width="scale" style:rel-height="scale">
            <draw:object xlink:href="Object 15/" xlink:type="simple" xlink:show="embed" xlink:actuate="onLoad"/>
            <svg:title/>
            <svg:desc/>
          </draw:frame>
          <draw:frame draw:z-index="8" draw:id="id33" draw:style-name="a63" draw:name="Chart 6" svg:x="9.52917in" svg:y="12.89902in" svg:width="7.87402in" svg:height="3.74016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aph-QD128" table:style-name="ta3">
        <table:shapes>
          <draw:frame draw:z-index="1" draw:id="id34" draw:style-name="a64" draw:name="Chart 7" svg:x="0.66667in" svg:y="0.625in" svg:width="7.87402in" svg:height="3.74016in" style:rel-width="scale" style:rel-height="scale">
            <draw:object xlink:href="Object 17/" xlink:type="simple" xlink:show="embed" xlink:actuate="onLoad"/>
            <svg:title/>
            <svg:desc/>
          </draw:frame>
          <draw:frame draw:z-index="2" draw:id="id35" draw:style-name="a65" draw:name="Chart 8" svg:x="0.7125in" svg:y="4.8125in" svg:width="7.87402in" svg:height="3.74016in" style:rel-width="scale" style:rel-height="scale">
            <draw:object xlink:href="Object 18/" xlink:type="simple" xlink:show="embed" xlink:actuate="onLoad"/>
            <svg:title/>
            <svg:desc/>
          </draw:frame>
          <draw:frame draw:z-index="3" draw:id="id36" draw:style-name="a66" draw:name="Chart 9" svg:x="9.48958in" svg:y="0.67685in" svg:width="7.87402in" svg:height="3.74016in" style:rel-width="scale" style:rel-height="scale">
            <draw:object xlink:href="Object 19/" xlink:type="simple" xlink:show="embed" xlink:actuate="onLoad"/>
            <svg:title/>
            <svg:desc/>
          </draw:frame>
          <draw:frame draw:z-index="4" draw:id="id37" draw:style-name="a67" draw:name="Chart 10" svg:x="9.50417in" svg:y="4.85393in" svg:width="7.87402in" svg:height="3.74016in" style:rel-width="scale" style:rel-height="scale">
            <draw:object xlink:href="Object 20/" xlink:type="simple" xlink:show="embed" xlink:actuate="onLoad"/>
            <svg:title/>
            <svg:desc/>
          </draw:frame>
        </table:shapes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ests" table:style-name="ta4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Write %</text:p>
          </table:table-cell>
          <table:table-cell office:value-type="string" table:style-name="ce1">
            <text:p>Block Size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Queue Depth/Thread</text:p>
          </table:table-cell>
          <table:table-cell office:value-type="string" table:style-name="ce1">
            <text:p>IOPS</text:p>
          </table:table-cell>
          <table:table-cell office:value-type="string" table:style-name="ce1">
            <text:p>Bandwidth (MB/s)</text:p>
          </table:table-cell>
          <table:table-cell office:value-type="string" table:style-name="ce1">
            <text:p>Read Latency (us)</text:p>
          </table:table-cell>
          <table:table-cell office:value-type="string" table:style-name="ce1">
            <text:p>Write Latency (us)</text:p>
          </table:table-cell>
          <table:table-cell office:value-type="string" table:style-name="ce1">
            <text:p>System CPU</text:p>
          </table:table-cell>
          <table:table-cell office:value-type="string" table:style-name="ce1">
            <text:p>User CPU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Exceedance" table:style-name="ta4">
        <table:table-column table:style-name="co1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D1 Read Exceedance</text:p>
          </table:table-cell>
          <table:table-cell table:style-name="ce1"/>
          <table:table-cell office:value-type="string" table:style-name="ce1">
            <text:p>QD1 Write Exceedance</text:p>
          </table:table-cell>
          <table:table-cell table:number-columns-repeated="2" table:style-name="ce1"/>
          <table:table-cell office:value-type="string" table:style-name="ce1">
            <text:p>QD4 Read Exceedance</text:p>
          </table:table-cell>
          <table:table-cell table:style-name="ce1"/>
          <table:table-cell office:value-type="string" table:style-name="ce1">
            <text:p>QD4 Write Exceedance</text:p>
          </table:table-cell>
          <table:table-cell table:number-columns-repeated="2" table:style-name="ce1"/>
          <table:table-cell office:value-type="string" table:style-name="ce1">
            <text:p>QD16 Read Exceedance</text:p>
          </table:table-cell>
          <table:table-cell table:style-name="ce1"/>
          <table:table-cell office:value-type="string" table:style-name="ce1">
            <text:p>QD16 Write Exceedance</text:p>
          </table:table-cell>
          <table:table-cell table:number-columns-repeated="2" table:style-name="ce1"/>
          <table:table-cell office:value-type="string" table:style-name="ce1">
            <text:p>QD32 Read Exceedance</text:p>
          </table:table-cell>
          <table:table-cell table:style-name="ce1"/>
          <table:table-cell office:value-type="string" table:style-name="ce1">
            <text:p>QD32 Write Exceedance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number-columns-repeated="16365"/>
        </table:table-row>
        <table:table-row table:number-rows-repeated="1048564" table:style-name="ro1">
          <table:table-cell table:number-columns-repeated="16384"/>
        </table:table-row>
      </table:table>
      <table:table table:name="Timeseries" table:style-name="ta4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imeseriesCLAT" table:style-name="ta4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imeseriesSLAT" table:style-name="ta4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Alan</dc:creator>
    <meta:creation-date>2016-10-19T15:04:18Z</meta:creation-date>
    <dc:date>2021-10-12T11:40:17Z</dc:date>
    <meta:editing-cycles>21</meta:editing-cycles>
    <meta:editing-duration>PT2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83.4646456692913pt" svg:width="761.99968503937pt" chart:style-name="Crt0">
        <chart:title svg:x="293.1123622047244pt" svg:y="3.336771653543307pt" chart:style-name="CT00">
          <text:p text:style-name="a0" text:class-names="" text:cond-style-name="">Long Term Performance Stability ()</text:p>
        </chart:title>
        <chart:plot-area svg:x="26.57456692913386pt" svg:y="39.9192125984252pt" svg:width="720.1613385826772pt" svg:height="222.9245669291338pt" chart:style-name="Plt0">
          <chart:axis chart:dimension="y" chart:name="primary-y" chart:style-name="Axs0">
            <chart:title svg:x="0.0pt" svg:y="141.26pt"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onds</text:p>
            </chart:title>
          </chart:axis>
          <chart:series chart:label-cell-address="Timeseries.$A$20" chart:values-cell-range-address="Timeseries.$A$21:.$A$1100" chart:class="chart:line" chart:attached-axis="primary-y" chart:style-name="G0S0">
            <chart:data-point chart:repeated="10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97:.$E$107"/>
          </chart:axis>
          <chart:series chart:values-cell-range-address="Tests.$H$97:.$H$10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09:.$E$119"/>
          </chart:axis>
          <chart:series chart:values-cell-range-address="Tests.$F$109:.$F$11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09:.$E$119"/>
          </chart:axis>
          <chart:series chart:values-cell-range-address="Tests.$I$109:.$I$11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i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33:.$E$143"/>
          </chart:axis>
          <chart:series chart:values-cell-range-address="Tests.$G$133:.$G$14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33:.$E$143"/>
          </chart:axis>
          <chart:series chart:values-cell-range-address="Tests.$H$133:.$H$14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i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45:.$E$155"/>
          </chart:axis>
          <chart:series chart:values-cell-range-address="Tests.$G$145:.$G$155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45:.$E$155"/>
          </chart:axis>
          <chart:series chart:values-cell-range-address="Tests.$I$157:.$I$16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Random Read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37:.$C$47"/>
          </chart:axis>
          <chart:series chart:values-cell-range-address="Tests.$F$37:.$F$4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Sequential Read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13:.$C$23"/>
          </chart:axis>
          <chart:series chart:values-cell-range-address="Tests.$G$13:.$G$2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Random Write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49:.$C$59"/>
          </chart:axis>
          <chart:series chart:values-cell-range-address="Tests.$F$49:.$F$5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83.4646456692913pt" svg:width="932.2502362204724pt" chart:style-name="Crt0">
        <chart:title chart:style-name="CT00">
          <text:p text:style-name="a0" text:class-names="" text:cond-style-name="">Random 4K Mixed (R70:W30)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21:.$E$131"/>
          </chart:axis>
          <chart:series chart:values-cell-range-address="Tests.$F$85:.$F$95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Sequential Write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25:.$C$35"/>
          </chart:axis>
          <chart:series chart:values-cell-range-address="Tests.$G$25:.$G$35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61:.$E$71"/>
          </chart:axis>
          <chart:series chart:values-cell-range-address="Tests.$F$61:.$F$71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61:.$E$71"/>
          </chart:axis>
          <chart:series chart:values-cell-range-address="Tests.$H$61:.$H$71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73:.$E$83"/>
          </chart:axis>
          <chart:series chart:values-cell-range-address="Tests.$F$73:.$F$8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73:.$E$83"/>
          </chart:axis>
          <chart:series chart:values-cell-range-address="Tests.$I$73:.$I$8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fals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48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6.8503149606299pt" svg:width="566.92937007874pt" chart:style-name="Crt0">
        <chart:title svg:x="156.3662992125984pt" svg:y="12.32047244094488pt" chart:style-name="CT00">
          <text:p text:style-name="a0" text:class-names="" text:cond-style-name="">70:30 R:W - Read Exceedance by QD</text:p>
        </chart:title>
        <chart:legend chart:legend-position="bottom" chart:legend-align="center" chart:style-name="Lgnd"/>
        <chart:plot-area svg:x="96.69669291338583pt" svg:y="40.48645669291339pt" svg:width="450.7796062992126pt" svg:height="308.3283464566929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A$11" chart:values-cell-range-address="Exceedance.$B$14:.$B$1599" chart:class="chart:scatter" chart:attached-axis="primary-y" chart:style-name="G0S0">
            <chart:domain table:cell-range-address="Exceedance.$A$14:.$A$1599"/>
            <chart:data-point chart:repeated="1586"/>
          </chart:series>
          <chart:series chart:label-cell-address="Exceedance.$F$11" chart:values-cell-range-address="Exceedance.$G$14:.$G$1599" chart:class="chart:scatter" chart:attached-axis="primary-y" chart:style-name="G0S1">
            <chart:domain table:cell-range-address="Exceedance.$F$14:.$F$1599"/>
            <chart:data-point chart:repeated="1586"/>
          </chart:series>
          <chart:series chart:label-cell-address="Exceedance.$K$11" chart:values-cell-range-address="Exceedance.$L$14:.$L$1599" chart:class="chart:scatter" chart:attached-axis="primary-y" chart:style-name="G0S2">
            <chart:domain table:cell-range-address="Exceedance.$K$14:.$K$1599"/>
            <chart:data-point chart:repeated="1586"/>
          </chart:series>
          <chart:series chart:label-cell-address="Exceedance.$P$11" chart:values-cell-range-address="Exceedance.$Q$14:.$Q$1599" chart:class="chart:scatter" chart:attached-axis="primary-y" chart:style-name="G0S3">
            <chart:domain table:cell-range-address="Exceedance.$P$14:.$P$1599"/>
            <chart:data-point chart:repeated="158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fals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48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6.8503149606299pt" svg:width="566.92937007874pt" chart:style-name="Crt0">
        <chart:title svg:x="156.6494488188976pt" svg:y="12.32047244094488pt" chart:style-name="CT00">
          <text:p text:style-name="a0" text:class-names="" text:cond-style-name="">70:30 R:W - Write Exceedance by QD</text:p>
        </chart:title>
        <chart:legend chart:legend-position="bottom" chart:legend-align="center" chart:style-name="Lgnd"/>
        <chart:plot-area svg:x="96.69669291338583pt" svg:y="40.48645669291339pt" svg:width="450.7438582677165pt" svg:height="308.2975590551181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C$11" chart:values-cell-range-address="Exceedance.$D$14:.$D$1599" chart:class="chart:scatter" chart:attached-axis="primary-y" chart:style-name="G0S0">
            <chart:domain table:cell-range-address="Exceedance.$C$14:.$C$1599"/>
            <chart:data-point chart:repeated="1586"/>
          </chart:series>
          <chart:series chart:label-cell-address="Exceedance.$H$11" chart:values-cell-range-address="Exceedance.$I$14:.$I$1599" chart:class="chart:scatter" chart:attached-axis="primary-y" chart:style-name="G0S1">
            <chart:domain table:cell-range-address="Exceedance.$H$14:.$H$1599"/>
            <chart:data-point chart:repeated="1586"/>
          </chart:series>
          <chart:series chart:label-cell-address="Exceedance.$M$11" chart:values-cell-range-address="Exceedance.$N$14:.$N$1599" chart:class="chart:scatter" chart:attached-axis="primary-y" chart:style-name="G0S2">
            <chart:domain table:cell-range-address="Exceedance.$M$14:.$M$1599"/>
            <chart:data-point chart:repeated="1586"/>
          </chart:series>
          <chart:series chart:label-cell-address="Exceedance.$R$11" chart:values-cell-range-address="Exceedance.$S$14:.$S$1599" chart:class="chart:scatter" chart:attached-axis="primary-y" chart:style-name="G0S3">
            <chart:domain table:cell-range-address="Exceedance.$R$14:.$R$1599"/>
            <chart:data-point chart:repeated="158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97:.$E$107"/>
          </chart:axis>
          <chart:series chart:values-cell-range-address="Tests.$F$97:.$F$10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